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30baeb" officeooo:paragraph-rsid="0030baeb"/>
    </style:style>
    <style:style style:name="P2" style:family="paragraph" style:parent-style-name="Standard">
      <style:text-properties officeooo:rsid="003170d1" officeooo:paragraph-rsid="003170d1"/>
    </style:style>
    <style:style style:name="T1" style:family="text">
      <style:text-properties officeooo:rsid="0031be5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ring streams</text:p>
      <text:p text:style-name="P1"/>
      <text:p text:style-name="P2">Hello, in this video we will be discussing string streams</text:p>
      <text:p text:style-name="P2"/>
      <text:p text:style-name="P2">A very useful feature of C++ is the ability to output to a string just like you would the console or a file using a std::stringstream. Just like file streams there are three flavors, the istringstream which is input only. The ostringstream with is output only, and stringstream which is both input and output. These classes make it very easy to build up strings. They are all defined in the sstream header. </text:p>
      <text:p text:style-name="P2"/>
      <text:p text:style-name="P2">Std::stringstream can be used to read formatted data out of a string object. It works just like a std::ifstream, or std::cin. You read in from the string stream into variables of other datatypes. You can construct an istringstream from an existing string to read formatted data from it. </text:p>
      <text:p text:style-name="P2"/>
      <text:p text:style-name="P2">Std::ostringstream can be used to build up a string using different data types and then output it as a a string object. Anything that can be output onto std::cout can be wirtten to a string using an ostringstream. This is very useful for building up error messages that might contain numbers or other values that need to go into a string. </text:p>
      <text:p text:style-name="P2"/>
      <text:p text:style-name="P2">The std::stringstream is just a combination of the istringstream and ostringstream it can do both input and output and works like a fifo buffer. The read position is kept seperate form the write position. You can use the insertion operator to push data into a stringstream, and the extraction operator to read it back out into another variable. Lets take a look at some examples of how to use string streams. </text:p>
      <text:p text:style-name="P2"/>
      <text:p text:style-name="P2">&lt;stringstream.cpp&gt;</text:p>
      <text:p text:style-name="P2"/>
      <text:p text:style-name="P2">in the next video, we will be discussing manipulators and formatters. <text:span text:style-name="T1">Thank you for watch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7T13:25:53.726483059</meta:creation-date>
    <dc:date>2019-04-08T08:55:37.132913042</dc:date>
    <meta:editing-duration>PT13H42M6S</meta:editing-duration>
    <meta:editing-cycles>24</meta:editing-cycles>
    <meta:generator>LibreOffice/6.0.7.3$Linux_X86_64 LibreOffice_project/00m0$Build-3</meta:generator>
    <meta:document-statistic meta:table-count="0" meta:image-count="0" meta:object-count="0" meta:page-count="1" meta:paragraph-count="8" meta:word-count="280" meta:character-count="1623" meta:non-whitespace-character-count="1347"/>
  </office:meta>
</office:document-meta>
</file>